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cm" fo:min-width="4.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35cm" fo:min-width="5.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6.35cm" fo:min-width="4.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45cm" fo:min-width="6.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5.1cm" svg:height="2.2cm" svg:x="1.2cm" svg:y="2.2cm">
          <text:p text:style-name="P1">Camera A</text:p>
          <text:p text:style-name="P1"><text:span text:style-name="T1">Actual camer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1cm" svg:height="2.2cm" svg:x="1.2cm" svg:y="5.3cm">
          <text:p text:style-name="P1">Camera B</text:p>
          <text:p text:style-name="P1"><text:span text:style-name="T1">Actual camer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1cm" svg:height="2.2cm" svg:x="1.2cm" svg:y="8.3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1cm" svg:height="2.2cm" svg:x="1.2cm" svg:y="11.3cm">
          <text:p text:style-name="P1">PDF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1cm" svg:height="2.2cm" svg:x="1.2cm" svg:y="14.2cm">
          <text:p text:style-name="P1">Terminal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1cm" svg:height="2.2cm" svg:x="1.2cm" svg:y="17.2cm">
          <text:p text:style-name="P1">Break/Lunch</text:p>
          <text:p text:style-name="P1">scen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1cm" svg:height="6.6cm" svg:x="7.5cm" svg:y="7.4cm">
          <text:p text:style-name="P1">OBS<text:line-break/>(mixing sources)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5.3cm" svg:height="6.6cm" svg:x="14.8cm" svg:y="7.4cm">
          <text:p text:style-name="P1">v4l2loopback</text:p>
          <text:p text:style-name="P1">virtual camera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7cm" svg:height="2.7cm" svg:x="21.8cm" svg:y="7.4cm">
          <text:p text:style-name="P2"><text:span text:style-name="T2">Browser</text:span></text:p>
          <text:p text:style-name="P2"><text:span text:style-name="T2">running conference system</text:span></text:p>
          <text:p text:style-name="P2"><text:span text:style-name="T2">BJ/ZOOM/Meet/Team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7cm" svg:height="2.7cm" svg:x="21.8cm" svg:y="11.4cm">
          <text:p text:style-name="P2"><text:span text:style-name="T2">Native application</text:span></text:p>
          <text:p text:style-name="P2"><text:span text:style-name="T2">running conference system</text:span></text:p>
          <text:p text:style-name="P2"><text:span text:style-name="T2">BJ/ZOOM/Meet/Teams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3cm" svg:y1="3.3cm" svg:x2="10.55cm" svg:y2="7.4cm" draw:start-shape="id1" draw:start-glue-point="1" draw:end-shape="id2" draw:end-glue-point="0" svg:d="M6300 3300h4250v4100" svg:viewBox="0 0 4251 4101">
          <text:p/>
        </draw:connector>
        <draw:connector draw:style-name="gr5" draw:text-style-name="P3" draw:layer="layout" svg:x1="6.3cm" svg:y1="6.4cm" svg:x2="10.55cm" svg:y2="7.4cm" draw:start-shape="id3" draw:start-glue-point="1" draw:end-shape="id2" draw:end-glue-point="0" svg:d="M6300 6400h4250v1000" svg:viewBox="0 0 4251 1001">
          <text:p/>
        </draw:connector>
        <draw:connector draw:style-name="gr5" draw:text-style-name="P3" draw:layer="layout" svg:x1="6.3cm" svg:y1="9.4cm" svg:x2="7.5cm" svg:y2="10.7cm" draw:start-shape="id4" draw:start-glue-point="1" draw:end-shape="id2" draw:end-glue-point="3" svg:d="M6300 9400h600v1300h600" svg:viewBox="0 0 1201 1301">
          <text:p/>
        </draw:connector>
        <draw:connector draw:style-name="gr5" draw:text-style-name="P3" draw:layer="layout" svg:x1="6.3cm" svg:y1="12.4cm" svg:x2="7.5cm" svg:y2="10.7cm" draw:start-shape="id5" draw:start-glue-point="1" draw:end-shape="id2" svg:d="M6300 12400h600v-1700h600" svg:viewBox="0 0 1201 1701">
          <text:p/>
        </draw:connector>
        <draw:connector draw:style-name="gr5" draw:text-style-name="P3" draw:layer="layout" svg:x1="6.3cm" svg:y1="15.3cm" svg:x2="10.55cm" svg:y2="14cm" draw:start-shape="id6" draw:start-glue-point="1" draw:end-shape="id2" draw:end-glue-point="2" svg:d="M6300 15300h4250v-1300" svg:viewBox="0 0 4251 1301">
          <text:p/>
        </draw:connector>
        <draw:connector draw:style-name="gr5" draw:text-style-name="P3" draw:layer="layout" svg:x1="6.3cm" svg:y1="18.3cm" svg:x2="10.55cm" svg:y2="14cm" draw:start-shape="id7" draw:start-glue-point="1" draw:end-shape="id2" draw:end-glue-point="2" svg:d="M6300 18300h4250v-4300" svg:viewBox="0 0 4251 4301">
          <text:p/>
        </draw:connector>
        <draw:connector draw:style-name="gr5" draw:text-style-name="P3" draw:layer="layout" svg:x1="13.6cm" svg:y1="10.7cm" svg:x2="14.8cm" svg:y2="10.7cm" draw:start-shape="id2" draw:start-glue-point="1" draw:end-shape="id8" draw:end-glue-point="3" svg:d="M13600 10700h1200" svg:viewBox="0 0 1201 1">
          <text:p/>
        </draw:connector>
        <draw:connector draw:style-name="gr5" draw:text-style-name="P3" draw:layer="layout" draw:type="line" svg:x1="20.1cm" svg:y1="10.7cm" svg:x2="21.8cm" svg:y2="8.75cm" draw:start-shape="id8" draw:start-glue-point="1" draw:end-shape="id9" draw:end-glue-point="3" svg:d="M20100 10700l1700-1950" svg:viewBox="0 0 1701 1951">
          <text:p/>
        </draw:connector>
        <draw:connector draw:style-name="gr5" draw:text-style-name="P3" draw:layer="layout" draw:type="line" svg:x1="20.1cm" svg:y1="10.7cm" svg:x2="21.8cm" svg:y2="12.75cm" draw:start-shape="id8" draw:start-glue-point="1" draw:end-shape="id10" draw:end-glue-point="3" svg:d="M20100 10700l1700 2050" svg:viewBox="0 0 1701 20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00:04:49.863026995</meta:creation-date>
    <dc:date>2020-05-30T00:13:50.737745567</dc:date>
    <meta:editing-duration>PT1M11S</meta:editing-duration>
    <meta:editing-cycles>1</meta:editing-cycles>
    <meta:document-statistic meta:object-count="19"/>
    <meta:generator>LibreOffice/6.4.4.2$Linux_X86_64 LibreOffice_project/40$Build-2</meta:generator>
  </office:meta>
</office:document-meta>
</file>